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55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5.7cm" svg:height="2.4cm" svg:x="2.8cm" svg:y="1.5cm">
          <text:p text:style-name="P1"><text:span text:style-name="T1">クラス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3.8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2.799cm" svg:y="6.2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8.401cm" svg:y="1.501cm">
          <text:p text:style-name="P1"><text:span text:style-name="T1">クラス</text:span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cm" svg:height="2.4cm" svg:x="18.4cm" svg:y="6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cm" svg:y1="5.1cm" svg:x2="18.3cm" svg:y2="5.1cm">
          <text:p/>
        </draw:line>
        <draw:frame draw:style-name="gr4" draw:text-style-name="P5" draw:layer="layout" svg:width="5.2cm" svg:height="1.801cm" svg:x="8.5cm" svg:y="3.1cm">
          <draw:text-box>
            <text:p text:style-name="P4"><text:span text:style-name="T2">多重度</text:span><text:span text:style-name="T2">(B→A)</text:span></text:p>
          </draw:text-box>
        </draw:frame>
        <draw:frame draw:style-name="gr5" draw:text-style-name="P5" draw:layer="layout" svg:width="5.2cm" svg:height="1.026cm" svg:x="13.5cm" svg:y="3.074cm">
          <draw:text-box>
            <text:p text:style-name="P4"><text:span text:style-name="T2">多重度</text:span><text:span text:style-name="T2">(A→B)</text:span></text:p>
          </draw:text-box>
        </draw:frame>
        <draw:custom-shape draw:style-name="gr2" draw:text-style-name="P3" draw:layer="layout" svg:width="1.6cm" svg:height="1.4cm" svg:x="8.5cm" svg:y="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0T15:29:06.463621604</dc:date>
    <meta:editing-duration>PT40S</meta:editing-duration>
    <meta:editing-cycles>3</meta:editing-cycles>
    <meta:generator>LibreOffice/5.1.6.2$Linux_X86_64 LibreOffice_project/10m0$Build-2</meta:generator>
    <meta:document-statistic meta:object-count="10"/>
  </office:meta>
</office:document-meta>
</file>